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" draw:fill="none" draw:fill-color="#ffffff" draw:fill-image-width="0cm" draw:fill-image-height="0cm" fo:min-height="6.1cm"/>
    </style:style>
    <style:style style:name="P1" style:family="paragraph">
      <style:paragraph-properties style:text-autospace="none"/>
    </style:style>
    <style:style style:name="P2" style:family="paragraph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fo:font-family="'Times New Roman'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8pt" fo:font-style="normal" fo:text-shadow="none" style:text-underline-style="none" fo:font-weight="normal" style:letter-kerning="true" style:font-family-asian="Monaco" style:font-family-generic-asian="modern" style:font-pitch-asian="fixed" style:font-size-asian="8pt" style:font-style-asian="normal" style:font-weight-asian="normal" style:font-family-complex="Monaco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Times New Roman'" style:font-family-generic="roman" style:font-pitch="variable" fo:font-size="8pt" fo:font-weight="normal" style:font-family-asian="Monaco" style:font-family-generic-asian="modern" style:font-pitch-asian="fixed" style:font-size-asian="8pt" style:font-weight-asian="normal" style:font-family-complex="Monaco" style:font-family-generic-complex="modern" style:font-pitch-complex="fixed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11.669cm" svg:height="6.35cm" svg:x="4.61cm" svg:y="1.672cm">
          <draw:text-box>
            <text:p><text:span text:style-name="T1">1. public class EdgeCountingVertex extends Vertex&lt;IntWritable, IntWritable&gt; {</text:span></text:p>
            <text:p><text:span text:style-name="T1">2.</text:span></text:p>
            <text:p><text:span text:style-name="T2">3. <text:s text:c="5"/>@Override</text:span></text:p>
            <text:p text:style-name="P1"><text:span text:style-name="T3">4. <text:s text:c="5"/>public void compute(Iterable&lt;IntWritable&gt; messageValues, int superstepNo){</text:span></text:p>
            <text:p text:style-name="P1"><text:span text:style-name="T3">5. <text:s text:c="9"/>if (superstepNo == 1) {</text:span></text:p>
            <text:p text:style-name="P1"><text:span text:style-name="T3">6. <text:s text:c="11"/>sendMessages(getNeighborIds(), getValue().value());</text:span></text:p>
            <text:p text:style-name="P1"><text:span text:style-name="T3">7. <text:s text:c="9"/>} else if (superstepNo == 2) {</text:span></text:p>
            <text:p text:style-name="P1"><text:span text:style-name="T3">8. <text:s text:c="13"/>for (IntWritable message : messageValues) {</text:span></text:p>
            <text:p text:style-name="P1"><text:span text:style-name="T3">9. <text:s text:c="17"/>if (message.value() != getValue().value()) {</text:span></text:p>
            <text:p text:style-name="P1"><text:span text:style-name="T3">10. <text:s text:c="19"/>minValue = message.value();</text:span></text:p>
            <text:p text:style-name="P1"><text:span text:style-name="T3">11.</text:span><text:span text:style-name="T3"><text:tab/></text:span><text:span text:style-name="T3"> <text:s text:c="6"/>updateGlobalObject(“num-edges-crossing-clusters”, new IntWritable(1));</text:span></text:p>
            <text:p text:style-name="P1"><text:span text:style-name="T3">12.</text:span><text:span text:style-name="T3"><text:tab/></text:span><text:span text:style-name="T3"> <text:s text:c="2"/>}</text:span></text:p>
            <text:p text:style-name="P1"><text:span text:style-name="T3">13. <text:s text:c="12"/>}</text:span></text:p>
            <text:p text:style-name="P1"><text:span text:style-name="T3">14. <text:s text:c="12"/>voteToHalt();</text:span></text:p>
            <text:p text:style-name="P1"><text:span text:style-name="T3">15. <text:s text:c="9"/>}</text:span></text:p>
            <text:p text:style-name="P1"><text:span text:style-name="T3">16. <text:s text:c="5"/>}</text:span></text:p>
            <text:p text:style-name="P1"><text:span text:style-name="T3">17.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8.691cm" fo:margin-left="2.301cm" fo:margin-right="3.00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mih Salihoglu</meta:initial-creator>
    <meta:creation-date>2012-02-15T18:08:20</meta:creation-date>
    <dc:date>2012-02-28T22:55:23</dc:date>
    <dc:creator>Semih Salihoglu</dc:creator>
    <meta:editing-duration>PT22H30M34S</meta:editing-duration>
    <meta:editing-cycles>47</meta:editing-cycles>
    <meta:generator>OpenOffice.org/3.2$Unix OpenOffice.org_project/320m19$Build-9505</meta:generator>
    <meta:document-statistic meta:object-count="1"/>
  </office:meta>
</office:document-meta>
</file>